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056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3.253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15.42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642cm"/>
    </style:style>
    <style:style style:name="co9" style:family="table-column">
      <style:table-column-properties fo:break-before="auto" style:column-width="3.233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3.999cm"/>
    </style:style>
    <style:style style:name="co12" style:family="table-column">
      <style:table-column-properties fo:break-before="auto" style:column-width="4.874cm"/>
    </style:style>
    <style:style style:name="co13" style:family="table-column">
      <style:table-column-properties fo:break-before="auto" style:column-width="3.362cm"/>
    </style:style>
    <style:style style:name="co14" style:family="table-column">
      <style:table-column-properties fo:break-before="auto" style:column-width="4.845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7.306cm"/>
    </style:style>
    <style:style style:name="co17" style:family="table-column">
      <style:table-column-properties fo:break-before="auto" style:column-width="4.163cm"/>
    </style:style>
    <style:style style:name="co18" style:family="table-column">
      <style:table-column-properties fo:break-before="auto" style:column-width="3.069cm"/>
    </style:style>
    <style:style style:name="co19" style:family="table-column">
      <style:table-column-properties fo:break-before="auto" style:column-width="3.288cm"/>
    </style:style>
    <style:style style:name="co20" style:family="table-column">
      <style:table-column-properties fo:break-before="auto" style:column-width="3.561cm"/>
    </style:style>
    <style:style style:name="co21" style:family="table-column">
      <style:table-column-properties fo:break-before="auto" style:column-width="4.983cm"/>
    </style:style>
    <style:style style:name="co22" style:family="table-column">
      <style:table-column-properties fo:break-before="auto" style:column-width="6.943cm"/>
    </style:style>
    <style:style style:name="co23" style:family="table-column">
      <style:table-column-properties fo:break-before="auto" style:column-width="2.7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ce2" style:family="table-cell" style:parent-style-name="Default" style:data-style-name="N107"/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ce4" style:family="table-cell" style:parent-style-name="Default" style:data-style-name="N108"/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acrylonitril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process</text:p>
          </table:table-cell>
          <table:table-cell office:value-type="string">
            <text:p>massCO2PerMass</text:p>
          </table:table-cell>
          <table:table-cell office:value-type="string">
            <text:p>massCH4PerMass</text:p>
          </table:table-cell>
          <table:table-cell office:value-type="string">
            <text:p>massPropylenePerMass</text:p>
          </table:table-cell>
          <table:table-cell office:value-type="string">
            <text:p>units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secondary products burned for energy recovery/flared</text:p>
          </table:table-cell>
          <table:table-cell table:style-name="ce2" office:value-type="float" office:value="1">
            <text:p>1.000</text:p>
          </table:table-cell>
          <table:table-cell table:style-name="ce2" office:value-type="float" office:value="0.18">
            <text:p>0.180</text:p>
          </table:table-cell>
          <table:table-cell table:style-name="ce2" office:value-type="float" office:value="1.09">
            <text:p>1.09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acetonitrile burned for energy recovery/flared</text:p>
          </table:table-cell>
          <table:table-cell table:style-name="ce2" office:value-type="float" office:value="0.83">
            <text:p>0.830</text:p>
          </table:table-cell>
          <table:table-cell table:style-name="ce2" office:value-type="float" office:value="0.18">
            <text:p>0.180</text:p>
          </table:table-cell>
          <table:table-cell table:style-name="ce2" office:value-type="float" office:value="1.09">
            <text:p>1.09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acetonitrile and hydrogen cyanide recovered as product</text:p>
          </table:table-cell>
          <table:table-cell table:style-name="ce2" office:value-type="float" office:value="0.79">
            <text:p>0.790</text:p>
          </table:table-cell>
          <table:table-cell table:style-name="ce2" office:value-type="float" office:value="0.18">
            <text:p>0.180</text:p>
          </table:table-cell>
          <table:table-cell table:style-name="ce2" office:value-type="float" office:value="1.09">
            <text:p>1.09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 table:number-rows-repeated="9">
          <table:table-cell/>
          <table:table-cell table:style-name="ce2" table:number-columns-repeated="3"/>
          <table:table-cell table:number-columns-repeated="2"/>
        </table:table-row>
        <table:table-row table:style-name="ro1" table:number-rows-repeated="6552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thylene oxide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ce1"/>
        <table:table-column table:style-name="co3" table:default-cell-style-name="ce1"/>
        <table:table-column table:style-name="co11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process</text:p>
          </table:table-cell>
          <table:table-cell office:value-type="string">
            <text:p>catalystSelectivity</text:p>
          </table:table-cell>
          <table:table-cell table:style-name="ce3" office:value-type="string">
            <text:p><text:span text:style-name="T1">methaneFlared</text:span></text:p>
          </table:table-cell>
          <table:table-cell office:value-type="string">
            <text:p>massCO2PerMass</text:p>
          </table:table-cell>
          <table:table-cell office:value-type="string">
            <text:p>massCH4PerMass</text:p>
          </table:table-cell>
          <table:table-cell office:value-type="string">
            <text:p>massEthylenePerMass</text:p>
          </table:table-cell>
          <table:table-cell office:value-type="string">
            <text:p>units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air process</text:p>
          </table:table-cell>
          <table:table-cell office:value-type="float" office:value="70">
            <text:p>70</text:p>
          </table:table-cell>
          <table:table-cell office:value-type="string">
            <text:p>yes</text:p>
          </table:table-cell>
          <table:table-cell table:style-name="ce2" office:value-type="float" office:value="0.863">
            <text:p>0.863</text:p>
          </table:table-cell>
          <table:table-cell table:style-name="ce2" office:value-type="float" office:value="0.79">
            <text:p>0.790</text:p>
          </table:table-cell>
          <table:table-cell table:style-name="ce2" office:value-type="float" office:value="0.9">
            <text:p>0.9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air process</text:p>
          </table:table-cell>
          <table:table-cell office:value-type="float" office:value="75">
            <text:p>75</text:p>
          </table:table-cell>
          <table:table-cell office:value-type="string">
            <text:p>yes</text:p>
          </table:table-cell>
          <table:table-cell table:style-name="ce2" office:value-type="float" office:value="0.663">
            <text:p>0.663</text:p>
          </table:table-cell>
          <table:table-cell table:style-name="ce2" office:value-type="float" office:value="0.79">
            <text:p>0.790</text:p>
          </table:table-cell>
          <table:table-cell table:style-name="ce2" office:value-type="float" office:value="0.85">
            <text:p>0.85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air process</text:p>
          </table:table-cell>
          <table:table-cell office:value-type="float" office:value="80">
            <text:p>80</text:p>
          </table:table-cell>
          <table:table-cell office:value-type="string">
            <text:p>yes</text:p>
          </table:table-cell>
          <table:table-cell table:style-name="ce2" office:value-type="float" office:value="0.5">
            <text:p>0.500</text:p>
          </table:table-cell>
          <table:table-cell table:style-name="ce2" office:value-type="float" office:value="0.79">
            <text:p>0.790</text:p>
          </table:table-cell>
          <table:table-cell table:style-name="ce2" office:value-type="float" office:value="0.8">
            <text:p>0.8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xygen process</text:p>
          </table:table-cell>
          <table:table-cell office:value-type="float" office:value="75">
            <text:p>75</text:p>
          </table:table-cell>
          <table:table-cell office:value-type="string">
            <text:p>yes</text:p>
          </table:table-cell>
          <table:table-cell table:style-name="ce2" office:value-type="float" office:value="0.663">
            <text:p>0.663</text:p>
          </table:table-cell>
          <table:table-cell table:style-name="ce2" office:value-type="float" office:value="0.79">
            <text:p>0.790</text:p>
          </table:table-cell>
          <table:table-cell table:style-name="ce2" office:value-type="float" office:value="0.85">
            <text:p>0.85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xygen process</text:p>
          </table:table-cell>
          <table:table-cell office:value-type="float" office:value="80">
            <text:p>80</text:p>
          </table:table-cell>
          <table:table-cell office:value-type="string">
            <text:p>yes</text:p>
          </table:table-cell>
          <table:table-cell table:style-name="ce2" office:value-type="float" office:value="0.5">
            <text:p>0.500</text:p>
          </table:table-cell>
          <table:table-cell table:style-name="ce2" office:value-type="float" office:value="0.79">
            <text:p>0.790</text:p>
          </table:table-cell>
          <table:table-cell table:style-name="ce2" office:value-type="float" office:value="0.8">
            <text:p>0.8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xygen process</text:p>
          </table:table-cell>
          <table:table-cell office:value-type="float" office:value="85">
            <text:p>85</text:p>
          </table:table-cell>
          <table:table-cell office:value-type="string">
            <text:p>yes</text:p>
          </table:table-cell>
          <table:table-cell table:style-name="ce2" office:value-type="float" office:value="0.35">
            <text:p>0.350</text:p>
          </table:table-cell>
          <table:table-cell table:style-name="ce2" office:value-type="float" office:value="0.79">
            <text:p>0.790</text:p>
          </table:table-cell>
          <table:table-cell table:style-name="ce2" office:value-type="float" office:value="0.75">
            <text:p>0.75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air process</text:p>
          </table:table-cell>
          <table:table-cell office:value-type="float" office:value="70">
            <text:p>70</text:p>
          </table:table-cell>
          <table:table-cell office:value-type="string">
            <text:p>no</text:p>
          </table:table-cell>
          <table:table-cell table:style-name="ce2" office:value-type="float" office:value="0.863">
            <text:p>0.863</text:p>
          </table:table-cell>
          <table:table-cell table:style-name="ce2" office:value-type="float" office:value="1.79">
            <text:p>1.790</text:p>
          </table:table-cell>
          <table:table-cell table:style-name="ce2" office:value-type="float" office:value="0.9">
            <text:p>0.9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air process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table:style-name="ce2" office:value-type="float" office:value="0.663">
            <text:p>0.663</text:p>
          </table:table-cell>
          <table:table-cell table:style-name="ce2" office:value-type="float" office:value="1.79">
            <text:p>1.790</text:p>
          </table:table-cell>
          <table:table-cell table:style-name="ce2" office:value-type="float" office:value="0.85">
            <text:p>0.85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air process</text:p>
          </table:table-cell>
          <table:table-cell office:value-type="float" office:value="80">
            <text:p>80</text:p>
          </table:table-cell>
          <table:table-cell office:value-type="string">
            <text:p>no</text:p>
          </table:table-cell>
          <table:table-cell table:style-name="ce2" office:value-type="float" office:value="0.5">
            <text:p>0.500</text:p>
          </table:table-cell>
          <table:table-cell table:style-name="ce2" office:value-type="float" office:value="1.79">
            <text:p>1.790</text:p>
          </table:table-cell>
          <table:table-cell table:style-name="ce2" office:value-type="float" office:value="0.8">
            <text:p>0.8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xygen process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table:style-name="ce2" office:value-type="float" office:value="0.663">
            <text:p>0.663</text:p>
          </table:table-cell>
          <table:table-cell table:style-name="ce2" office:value-type="float" office:value="1.79">
            <text:p>1.790</text:p>
          </table:table-cell>
          <table:table-cell table:style-name="ce2" office:value-type="float" office:value="0.85">
            <text:p>0.85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xygen process</text:p>
          </table:table-cell>
          <table:table-cell office:value-type="float" office:value="80">
            <text:p>80</text:p>
          </table:table-cell>
          <table:table-cell office:value-type="string">
            <text:p>no</text:p>
          </table:table-cell>
          <table:table-cell table:style-name="ce2" office:value-type="float" office:value="0.5">
            <text:p>0.500</text:p>
          </table:table-cell>
          <table:table-cell table:style-name="ce2" office:value-type="float" office:value="1.79">
            <text:p>1.790</text:p>
          </table:table-cell>
          <table:table-cell table:style-name="ce2" office:value-type="float" office:value="0.8">
            <text:p>0.8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xygen process</text:p>
          </table:table-cell>
          <table:table-cell office:value-type="float" office:value="85">
            <text:p>85</text:p>
          </table:table-cell>
          <table:table-cell office:value-type="string">
            <text:p>no</text:p>
          </table:table-cell>
          <table:table-cell table:style-name="ce2" office:value-type="float" office:value="0.35">
            <text:p>0.350</text:p>
          </table:table-cell>
          <table:table-cell table:style-name="ce2" office:value-type="float" office:value="1.79">
            <text:p>1.790</text:p>
          </table:table-cell>
          <table:table-cell table:style-name="ce2" office:value-type="float" office:value="0.75">
            <text:p>0.75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 table:number-rows-repeated="6552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vinyl chloride monomer" table:style-name="ta1" table:print="false">
        <table:table-column table:style-name="co10" table:default-cell-style-name="Default"/>
        <table:table-column table:style-name="co12" table:default-cell-style-name="Default"/>
        <table:table-column table:style-name="co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process</text:p>
          </table:table-cell>
          <table:table-cell office:value-type="string">
            <text:p>emission</text:p>
          </table:table-cell>
          <table:table-cell office:value-type="string">
            <text:p>massCO2PerMass</text:p>
          </table:table-cell>
          <table:table-cell office:value-type="string">
            <text:p>massCH4PerMass</text:p>
          </table:table-cell>
          <table:table-cell office:value-type="string">
            <text:p>massEthylenePerMass</text:p>
          </table:table-cell>
          <table:table-cell office:value-type="string">
            <text:p>units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irect chlorination</text:p>
          </table:table-cell>
          <table:table-cell office:value-type="string">
            <text:p>noncombustion process vent</text:p>
          </table:table-cell>
          <table:table-cell office:value-type="float" office:value="0">
            <text:p>0.00000</text:p>
          </table:table-cell>
          <table:table-cell office:value-type="float" office:value="0.0226">
            <text:p>0.02260</text:p>
          </table:table-cell>
          <table:table-cell table:number-columns-repeated="2"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direct chlorination</text:p>
          </table:table-cell>
          <table:table-cell office:value-type="string">
            <text:p>combustion</text:p>
          </table:table-cell>
          <table:table-cell office:value-type="float" office:value="0.286">
            <text:p>0.28600</text:p>
          </table:table-cell>
          <table:table-cell office:value-type="float" office:value="0.0226">
            <text:p>0.02260</text:p>
          </table:table-cell>
          <table:table-cell table:number-columns-repeated="2"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direct chlorination</text:p>
          </table:table-cell>
          <table:table-cell office:value-type="string">
            <text:p>total</text:p>
          </table:table-cell>
          <table:table-cell office:value-type="float" office:value="0.286">
            <text:p>0.28600</text:p>
          </table:table-cell>
          <table:table-cell office:value-type="float" office:value="0.0226">
            <text:p>0.02260</text:p>
          </table:table-cell>
          <table:table-cell table:number-columns-repeated="2"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xychlorination</text:p>
          </table:table-cell>
          <table:table-cell office:value-type="string">
            <text:p>noncombustion process vent</text:p>
          </table:table-cell>
          <table:table-cell office:value-type="float" office:value="0.0166">
            <text:p>0.01660</text:p>
          </table:table-cell>
          <table:table-cell office:value-type="float" office:value="0.0226">
            <text:p>0.02260</text:p>
          </table:table-cell>
          <table:table-cell table:number-columns-repeated="2"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xychlorination</text:p>
          </table:table-cell>
          <table:table-cell office:value-type="string">
            <text:p>combustion</text:p>
          </table:table-cell>
          <table:table-cell office:value-type="float" office:value="0.286">
            <text:p>0.28600</text:p>
          </table:table-cell>
          <table:table-cell office:value-type="float" office:value="0.0226">
            <text:p>0.02260</text:p>
          </table:table-cell>
          <table:table-cell table:number-columns-repeated="2"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xychlorination</text:p>
          </table:table-cell>
          <table:table-cell office:value-type="string">
            <text:p>total</text:p>
          </table:table-cell>
          <table:table-cell office:value-type="float" office:value="0.302">
            <text:p>0.30200</text:p>
          </table:table-cell>
          <table:table-cell office:value-type="float" office:value="0.0226">
            <text:p>0.02260</text:p>
          </table:table-cell>
          <table:table-cell table:number-columns-repeated="2"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alanced process</text:p>
          </table:table-cell>
          <table:table-cell office:value-type="string">
            <text:p>noncombustion process vent</text:p>
          </table:table-cell>
          <table:table-cell office:value-type="float" office:value="0.0083">
            <text:p>0.00830</text:p>
          </table:table-cell>
          <table:table-cell office:value-type="float" office:value="0.0226">
            <text:p>0.02260</text:p>
          </table:table-cell>
          <table:table-cell office:value-type="float" office:value="0.47">
            <text:p>0.47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alanced process</text:p>
          </table:table-cell>
          <table:table-cell office:value-type="string">
            <text:p>combustion</text:p>
          </table:table-cell>
          <table:table-cell office:value-type="float" office:value="0.286">
            <text:p>0.28600</text:p>
          </table:table-cell>
          <table:table-cell office:value-type="float" office:value="0.0226">
            <text:p>0.02260</text:p>
          </table:table-cell>
          <table:table-cell office:value-type="float" office:value="0.47">
            <text:p>0.47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alanced process</text:p>
          </table:table-cell>
          <table:table-cell office:value-type="string">
            <text:p>total</text:p>
          </table:table-cell>
          <table:table-cell office:value-type="float" office:value="0.294">
            <text:p>0.29400</text:p>
          </table:table-cell>
          <table:table-cell office:value-type="float" office:value="0.0226">
            <text:p>0.02260</text:p>
          </table:table-cell>
          <table:table-cell office:value-type="float" office:value="0.47">
            <text:p>0.47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 table:number-rows-repeated="6552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thylene dichloride" table:style-name="ta1" table:print="false">
        <table:table-column table:style-name="co10" table:default-cell-style-name="Default"/>
        <table:table-column table:style-name="co12" table:default-cell-style-name="Default"/>
        <table:table-column table:style-name="co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process</text:p>
          </table:table-cell>
          <table:table-cell office:value-type="string">
            <text:p>emission</text:p>
          </table:table-cell>
          <table:table-cell office:value-type="string">
            <text:p>massCO2PerMass</text:p>
          </table:table-cell>
          <table:table-cell office:value-type="string">
            <text:p>massCH4PerMass</text:p>
          </table:table-cell>
          <table:table-cell office:value-type="string">
            <text:p>massEthylenePerMass</text:p>
          </table:table-cell>
          <table:table-cell office:value-type="string">
            <text:p>units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irect chlorination</text:p>
          </table:table-cell>
          <table:table-cell office:value-type="string">
            <text:p>noncombustion process vent</text:p>
          </table:table-cell>
          <table:table-cell office:value-type="float" office:value="0">
            <text:p>0.00000</text:p>
          </table:table-cell>
          <table:table-cell office:value-type="float" office:value="0.0226">
            <text:p>0.02260</text:p>
          </table:table-cell>
          <table:table-cell office:value-type="float" office:value="0.29">
            <text:p>0.29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direct chlorination</text:p>
          </table:table-cell>
          <table:table-cell office:value-type="string">
            <text:p>combustion</text:p>
          </table:table-cell>
          <table:table-cell office:value-type="float" office:value="0.191">
            <text:p>0.19100</text:p>
          </table:table-cell>
          <table:table-cell office:value-type="float" office:value="0.0226">
            <text:p>0.02260</text:p>
          </table:table-cell>
          <table:table-cell office:value-type="float" office:value="0.29">
            <text:p>0.29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direct chlorination</text:p>
          </table:table-cell>
          <table:table-cell office:value-type="string">
            <text:p>total</text:p>
          </table:table-cell>
          <table:table-cell office:value-type="float" office:value="0.191">
            <text:p>0.19100</text:p>
          </table:table-cell>
          <table:table-cell office:value-type="float" office:value="0.0226">
            <text:p>0.02260</text:p>
          </table:table-cell>
          <table:table-cell office:value-type="float" office:value="0.29">
            <text:p>0.29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xychlorination</text:p>
          </table:table-cell>
          <table:table-cell office:value-type="string">
            <text:p>noncombustion process vent</text:p>
          </table:table-cell>
          <table:table-cell office:value-type="float" office:value="0.0113">
            <text:p>0.01130</text:p>
          </table:table-cell>
          <table:table-cell office:value-type="float" office:value="0.0226">
            <text:p>0.02260</text:p>
          </table:table-cell>
          <table:table-cell office:value-type="float" office:value="0.302">
            <text:p>0.302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xychlorination</text:p>
          </table:table-cell>
          <table:table-cell office:value-type="string">
            <text:p>combustion</text:p>
          </table:table-cell>
          <table:table-cell office:value-type="float" office:value="0.191">
            <text:p>0.19100</text:p>
          </table:table-cell>
          <table:table-cell office:value-type="float" office:value="0.0226">
            <text:p>0.02260</text:p>
          </table:table-cell>
          <table:table-cell office:value-type="float" office:value="0.302">
            <text:p>0.302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xychlorination</text:p>
          </table:table-cell>
          <table:table-cell office:value-type="string">
            <text:p>total</text:p>
          </table:table-cell>
          <table:table-cell office:value-type="float" office:value="0.202">
            <text:p>0.20200</text:p>
          </table:table-cell>
          <table:table-cell office:value-type="float" office:value="0.0226">
            <text:p>0.02260</text:p>
          </table:table-cell>
          <table:table-cell office:value-type="float" office:value="0.302">
            <text:p>0.302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alanced process</text:p>
          </table:table-cell>
          <table:table-cell office:value-type="string">
            <text:p>noncombustion process vent</text:p>
          </table:table-cell>
          <table:table-cell office:value-type="float" office:value="0.0057">
            <text:p>0.00570</text:p>
          </table:table-cell>
          <table:table-cell office:value-type="float" office:value="0.0226">
            <text:p>0.02260</text:p>
          </table:table-cell>
          <table:table-cell office:value-type="float" office:value="0.296">
            <text:p>0.296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alanced process</text:p>
          </table:table-cell>
          <table:table-cell office:value-type="string">
            <text:p>combustion</text:p>
          </table:table-cell>
          <table:table-cell office:value-type="float" office:value="0.191">
            <text:p>0.19100</text:p>
          </table:table-cell>
          <table:table-cell office:value-type="float" office:value="0.0226">
            <text:p>0.02260</text:p>
          </table:table-cell>
          <table:table-cell office:value-type="float" office:value="0.296">
            <text:p>0.296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alanced process</text:p>
          </table:table-cell>
          <table:table-cell office:value-type="string">
            <text:p>total</text:p>
          </table:table-cell>
          <table:table-cell office:value-type="float" office:value="0.196">
            <text:p>0.19600</text:p>
          </table:table-cell>
          <table:table-cell office:value-type="float" office:value="0.0226">
            <text:p>0.02260</text:p>
          </table:table-cell>
          <table:table-cell office:value-type="float" office:value="0.296">
            <text:p>0.296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 table:number-rows-repeated="6552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thylene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" table:default-cell-style-name="ce2"/>
        <table:table-column table:style-name="co13" table:default-cell-style-name="ce2"/>
        <table:table-column table:style-name="co1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feedstock</text:p>
          </table:table-cell>
          <table:table-cell office:value-type="string">
            <text:p>process</text:p>
          </table:table-cell>
          <table:table-cell office:value-type="string">
            <text:p>region</text:p>
          </table:table-cell>
          <table:table-cell office:value-type="string">
            <text:p>massCO2PerMass</text:p>
          </table:table-cell>
          <table:table-cell office:value-type="string">
            <text:p>massCH4PerMass</text:p>
          </table:table-cell>
          <table:table-cell office:value-type="string">
            <text:p>geographicAdjustmentFactor</text:p>
          </table:table-cell>
          <table:table-cell office:value-type="string">
            <text:p>units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total feedstock</text:p>
          </table:table-cell>
          <table:table-cell office:value-type="string">
            <text:p>western europe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">
            <text:p>1.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total feedstock</text:p>
          </table:table-cell>
          <table:table-cell office:value-type="string">
            <text:p>western europe</text:p>
          </table:table-cell>
          <table:table-cell office:value-type="float" office:value="2.29">
            <text:p>2.290</text:p>
          </table:table-cell>
          <table:table-cell office:value-type="float" office:value="3">
            <text:p>3.000</text:p>
          </table:table-cell>
          <table:table-cell office:value-type="float" office:value="1">
            <text:p>1.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total feedstock</text:p>
          </table:table-cell>
          <table:table-cell office:value-type="string">
            <text:p>western europe</text:p>
          </table:table-cell>
          <table:table-cell office:value-type="float" office:value="0.95">
            <text:p>0.950</text:p>
          </table:table-cell>
          <table:table-cell office:value-type="float" office:value="6">
            <text:p>6.000</text:p>
          </table:table-cell>
          <table:table-cell office:value-type="float" office:value="1">
            <text:p>1.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total feedstock</text:p>
          </table:table-cell>
          <table:table-cell office:value-type="string">
            <text:p>western europe</text:p>
          </table:table-cell>
          <table:table-cell office:value-type="float" office:value="1.04">
            <text:p>1.040</text:p>
          </table:table-cell>
          <table:table-cell office:value-type="float" office:value="3">
            <text:p>3.000</text:p>
          </table:table-cell>
          <table:table-cell office:value-type="float" office:value="1">
            <text:p>1.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total feedstock</text:p>
          </table:table-cell>
          <table:table-cell office:value-type="string">
            <text:p>western europe</text:p>
          </table:table-cell>
          <table:table-cell office:value-type="float" office:value="1.07">
            <text:p>1.070</text:p>
          </table:table-cell>
          <table:table-cell office:value-type="float" office:value="3">
            <text:p>3.000</text:p>
          </table:table-cell>
          <table:table-cell office:value-type="float" office:value="1">
            <text:p>1.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total feedstock</text:p>
          </table:table-cell>
          <table:table-cell office:value-type="string">
            <text:p>western europe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">
            <text:p>1.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process only feedstock</text:p>
          </table:table-cell>
          <table:table-cell office:value-type="string">
            <text:p>western europe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">
            <text:p>1.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process only feedstock</text:p>
          </table:table-cell>
          <table:table-cell office:value-type="string">
            <text:p>western europe</text:p>
          </table:table-cell>
          <table:table-cell office:value-type="float" office:value="2.17">
            <text:p>2.170</text:p>
          </table:table-cell>
          <table:table-cell office:value-type="float" office:value="3">
            <text:p>3.000</text:p>
          </table:table-cell>
          <table:table-cell office:value-type="float" office:value="1">
            <text:p>1.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process only feedstock</text:p>
          </table:table-cell>
          <table:table-cell office:value-type="string">
            <text:p>western europe</text:p>
          </table:table-cell>
          <table:table-cell office:value-type="float" office:value="0.76">
            <text:p>0.760</text:p>
          </table:table-cell>
          <table:table-cell office:value-type="float" office:value="6">
            <text:p>6.000</text:p>
          </table:table-cell>
          <table:table-cell office:value-type="float" office:value="1">
            <text:p>1.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process only feedstock</text:p>
          </table:table-cell>
          <table:table-cell office:value-type="string">
            <text:p>western europe</text:p>
          </table:table-cell>
          <table:table-cell office:value-type="float" office:value="1.04">
            <text:p>1.040</text:p>
          </table:table-cell>
          <table:table-cell office:value-type="float" office:value="3">
            <text:p>3.000</text:p>
          </table:table-cell>
          <table:table-cell office:value-type="float" office:value="1">
            <text:p>1.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process only feedstock</text:p>
          </table:table-cell>
          <table:table-cell office:value-type="string">
            <text:p>western europe</text:p>
          </table:table-cell>
          <table:table-cell office:value-type="float" office:value="1.07">
            <text:p>1.070</text:p>
          </table:table-cell>
          <table:table-cell office:value-type="float" office:value="3">
            <text:p>3.000</text:p>
          </table:table-cell>
          <table:table-cell office:value-type="float" office:value="1">
            <text:p>1.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process only feedstock</text:p>
          </table:table-cell>
          <table:table-cell office:value-type="string">
            <text:p>western europe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">
            <text:p>1.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supplemental energy only feedstock</text:p>
          </table:table-cell>
          <table:table-cell office:value-type="string">
            <text:p>western europe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">
            <text:p>1.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supplemental energy only feedstock</text:p>
          </table:table-cell>
          <table:table-cell office:value-type="string">
            <text:p>western europe</text:p>
          </table:table-cell>
          <table:table-cell office:value-type="float" office:value="0.12">
            <text:p>0.120</text:p>
          </table:table-cell>
          <table:table-cell office:value-type="float" office:value="3">
            <text:p>3.000</text:p>
          </table:table-cell>
          <table:table-cell office:value-type="float" office:value="1">
            <text:p>1.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supplemental energy only feedstock</text:p>
          </table:table-cell>
          <table:table-cell office:value-type="string">
            <text:p>western europe</text:p>
          </table:table-cell>
          <table:table-cell office:value-type="float" office:value="0.19">
            <text:p>0.190</text:p>
          </table:table-cell>
          <table:table-cell office:value-type="float" office:value="6">
            <text:p>6.000</text:p>
          </table:table-cell>
          <table:table-cell office:value-type="float" office:value="1">
            <text:p>1.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supplemental energy only feedstock</text:p>
          </table:table-cell>
          <table:table-cell office:value-type="string">
            <text:p>western europe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">
            <text:p>1.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supplemental energy only feedstock</text:p>
          </table:table-cell>
          <table:table-cell office:value-type="string">
            <text:p>western europe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">
            <text:p>1.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supplemental energy only feedstock</text:p>
          </table:table-cell>
          <table:table-cell office:value-type="string">
            <text:p>western europe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">
            <text:p>1.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total feedstock</text:p>
          </table:table-cell>
          <table:table-cell office:value-type="string">
            <text:p>eastern europe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total feedstock</text:p>
          </table:table-cell>
          <table:table-cell office:value-type="string">
            <text:p>eastern europe</text:p>
          </table:table-cell>
          <table:table-cell office:value-type="float" office:value="2.29">
            <text:p>2.29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total feedstock</text:p>
          </table:table-cell>
          <table:table-cell office:value-type="string">
            <text:p>eastern europe</text:p>
          </table:table-cell>
          <table:table-cell office:value-type="float" office:value="0.95">
            <text:p>0.950</text:p>
          </table:table-cell>
          <table:table-cell office:value-type="float" office:value="6">
            <text:p>6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total feedstock</text:p>
          </table:table-cell>
          <table:table-cell office:value-type="string">
            <text:p>eastern europe</text:p>
          </table:table-cell>
          <table:table-cell office:value-type="float" office:value="1.04">
            <text:p>1.04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total feedstock</text:p>
          </table:table-cell>
          <table:table-cell office:value-type="string">
            <text:p>eastern europe</text:p>
          </table:table-cell>
          <table:table-cell office:value-type="float" office:value="1.07">
            <text:p>1.07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total feedstock</text:p>
          </table:table-cell>
          <table:table-cell office:value-type="string">
            <text:p>eastern europe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process only feedstock</text:p>
          </table:table-cell>
          <table:table-cell office:value-type="string">
            <text:p>eastern europe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process only feedstock</text:p>
          </table:table-cell>
          <table:table-cell office:value-type="string">
            <text:p>eastern europe</text:p>
          </table:table-cell>
          <table:table-cell office:value-type="float" office:value="2.17">
            <text:p>2.17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process only feedstock</text:p>
          </table:table-cell>
          <table:table-cell office:value-type="string">
            <text:p>eastern europe</text:p>
          </table:table-cell>
          <table:table-cell office:value-type="float" office:value="0.76">
            <text:p>0.760</text:p>
          </table:table-cell>
          <table:table-cell office:value-type="float" office:value="6">
            <text:p>6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process only feedstock</text:p>
          </table:table-cell>
          <table:table-cell office:value-type="string">
            <text:p>eastern europe</text:p>
          </table:table-cell>
          <table:table-cell office:value-type="float" office:value="1.04">
            <text:p>1.04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process only feedstock</text:p>
          </table:table-cell>
          <table:table-cell office:value-type="string">
            <text:p>eastern europe</text:p>
          </table:table-cell>
          <table:table-cell office:value-type="float" office:value="1.07">
            <text:p>1.07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process only feedstock</text:p>
          </table:table-cell>
          <table:table-cell office:value-type="string">
            <text:p>eastern europe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supplemental energy only feedstock</text:p>
          </table:table-cell>
          <table:table-cell office:value-type="string">
            <text:p>eastern europe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supplemental energy only feedstock</text:p>
          </table:table-cell>
          <table:table-cell office:value-type="string">
            <text:p>eastern europe</text:p>
          </table:table-cell>
          <table:table-cell office:value-type="float" office:value="0.12">
            <text:p>0.12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supplemental energy only feedstock</text:p>
          </table:table-cell>
          <table:table-cell office:value-type="string">
            <text:p>eastern europe</text:p>
          </table:table-cell>
          <table:table-cell office:value-type="float" office:value="0.19">
            <text:p>0.190</text:p>
          </table:table-cell>
          <table:table-cell office:value-type="float" office:value="6">
            <text:p>6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supplemental energy only feedstock</text:p>
          </table:table-cell>
          <table:table-cell office:value-type="string">
            <text:p>eastern europe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supplemental energy only feedstock</text:p>
          </table:table-cell>
          <table:table-cell office:value-type="string">
            <text:p>eastern europe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supplemental energy only feedstock</text:p>
          </table:table-cell>
          <table:table-cell office:value-type="string">
            <text:p>eastern europe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total feedstock</text:p>
          </table:table-cell>
          <table:table-cell office:value-type="string">
            <text:p>japan and kore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0.9">
            <text:p>0.9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total feedstock</text:p>
          </table:table-cell>
          <table:table-cell office:value-type="string">
            <text:p>japan and korea</text:p>
          </table:table-cell>
          <table:table-cell office:value-type="float" office:value="2.29">
            <text:p>2.290</text:p>
          </table:table-cell>
          <table:table-cell office:value-type="float" office:value="3">
            <text:p>3.000</text:p>
          </table:table-cell>
          <table:table-cell office:value-type="float" office:value="0.9">
            <text:p>0.9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total feedstock</text:p>
          </table:table-cell>
          <table:table-cell office:value-type="string">
            <text:p>japan and korea</text:p>
          </table:table-cell>
          <table:table-cell office:value-type="float" office:value="0.95">
            <text:p>0.950</text:p>
          </table:table-cell>
          <table:table-cell office:value-type="float" office:value="6">
            <text:p>6.000</text:p>
          </table:table-cell>
          <table:table-cell office:value-type="float" office:value="0.9">
            <text:p>0.9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total feedstock</text:p>
          </table:table-cell>
          <table:table-cell office:value-type="string">
            <text:p>japan and korea</text:p>
          </table:table-cell>
          <table:table-cell office:value-type="float" office:value="1.04">
            <text:p>1.040</text:p>
          </table:table-cell>
          <table:table-cell office:value-type="float" office:value="3">
            <text:p>3.000</text:p>
          </table:table-cell>
          <table:table-cell office:value-type="float" office:value="0.9">
            <text:p>0.9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total feedstock</text:p>
          </table:table-cell>
          <table:table-cell office:value-type="string">
            <text:p>japan and korea</text:p>
          </table:table-cell>
          <table:table-cell office:value-type="float" office:value="1.07">
            <text:p>1.070</text:p>
          </table:table-cell>
          <table:table-cell office:value-type="float" office:value="3">
            <text:p>3.000</text:p>
          </table:table-cell>
          <table:table-cell office:value-type="float" office:value="0.9">
            <text:p>0.9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total feedstock</text:p>
          </table:table-cell>
          <table:table-cell office:value-type="string">
            <text:p>japan and kore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0.9">
            <text:p>0.9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process only feedstock</text:p>
          </table:table-cell>
          <table:table-cell office:value-type="string">
            <text:p>japan and kore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0.9">
            <text:p>0.9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process only feedstock</text:p>
          </table:table-cell>
          <table:table-cell office:value-type="string">
            <text:p>japan and korea</text:p>
          </table:table-cell>
          <table:table-cell office:value-type="float" office:value="2.17">
            <text:p>2.170</text:p>
          </table:table-cell>
          <table:table-cell office:value-type="float" office:value="3">
            <text:p>3.000</text:p>
          </table:table-cell>
          <table:table-cell office:value-type="float" office:value="0.9">
            <text:p>0.9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process only feedstock</text:p>
          </table:table-cell>
          <table:table-cell office:value-type="string">
            <text:p>japan and korea</text:p>
          </table:table-cell>
          <table:table-cell office:value-type="float" office:value="0.76">
            <text:p>0.760</text:p>
          </table:table-cell>
          <table:table-cell office:value-type="float" office:value="6">
            <text:p>6.000</text:p>
          </table:table-cell>
          <table:table-cell office:value-type="float" office:value="0.9">
            <text:p>0.9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process only feedstock</text:p>
          </table:table-cell>
          <table:table-cell office:value-type="string">
            <text:p>japan and korea</text:p>
          </table:table-cell>
          <table:table-cell office:value-type="float" office:value="1.04">
            <text:p>1.040</text:p>
          </table:table-cell>
          <table:table-cell office:value-type="float" office:value="3">
            <text:p>3.000</text:p>
          </table:table-cell>
          <table:table-cell office:value-type="float" office:value="0.9">
            <text:p>0.9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process only feedstock</text:p>
          </table:table-cell>
          <table:table-cell office:value-type="string">
            <text:p>japan and korea</text:p>
          </table:table-cell>
          <table:table-cell office:value-type="float" office:value="1.07">
            <text:p>1.070</text:p>
          </table:table-cell>
          <table:table-cell office:value-type="float" office:value="3">
            <text:p>3.000</text:p>
          </table:table-cell>
          <table:table-cell office:value-type="float" office:value="0.9">
            <text:p>0.9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process only feedstock</text:p>
          </table:table-cell>
          <table:table-cell office:value-type="string">
            <text:p>japan and kore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0.9">
            <text:p>0.9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supplemental energy only feedstock</text:p>
          </table:table-cell>
          <table:table-cell office:value-type="string">
            <text:p>japan and kore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.9">
            <text:p>0.9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supplemental energy only feedstock</text:p>
          </table:table-cell>
          <table:table-cell office:value-type="string">
            <text:p>japan and korea</text:p>
          </table:table-cell>
          <table:table-cell office:value-type="float" office:value="0.12">
            <text:p>0.120</text:p>
          </table:table-cell>
          <table:table-cell office:value-type="float" office:value="3">
            <text:p>3.000</text:p>
          </table:table-cell>
          <table:table-cell office:value-type="float" office:value="0.9">
            <text:p>0.9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supplemental energy only feedstock</text:p>
          </table:table-cell>
          <table:table-cell office:value-type="string">
            <text:p>japan and korea</text:p>
          </table:table-cell>
          <table:table-cell office:value-type="float" office:value="0.19">
            <text:p>0.190</text:p>
          </table:table-cell>
          <table:table-cell office:value-type="float" office:value="6">
            <text:p>6.000</text:p>
          </table:table-cell>
          <table:table-cell office:value-type="float" office:value="0.9">
            <text:p>0.9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supplemental energy only feedstock</text:p>
          </table:table-cell>
          <table:table-cell office:value-type="string">
            <text:p>japan and kore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.9">
            <text:p>0.9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supplemental energy only feedstock</text:p>
          </table:table-cell>
          <table:table-cell office:value-type="string">
            <text:p>japan and kore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.9">
            <text:p>0.9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supplemental energy only feedstock</text:p>
          </table:table-cell>
          <table:table-cell office:value-type="string">
            <text:p>japan and kore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0.9">
            <text:p>0.9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total feedstock</text:p>
          </table:table-cell>
          <table:table-cell office:value-type="string">
            <text:p>asi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total feedstock</text:p>
          </table:table-cell>
          <table:table-cell office:value-type="string">
            <text:p>asia</text:p>
          </table:table-cell>
          <table:table-cell office:value-type="float" office:value="2.29">
            <text:p>2.29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total feedstock</text:p>
          </table:table-cell>
          <table:table-cell office:value-type="string">
            <text:p>asia</text:p>
          </table:table-cell>
          <table:table-cell office:value-type="float" office:value="0.95">
            <text:p>0.950</text:p>
          </table:table-cell>
          <table:table-cell office:value-type="float" office:value="6">
            <text:p>6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total feedstock</text:p>
          </table:table-cell>
          <table:table-cell office:value-type="string">
            <text:p>asia</text:p>
          </table:table-cell>
          <table:table-cell office:value-type="float" office:value="1.04">
            <text:p>1.04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total feedstock</text:p>
          </table:table-cell>
          <table:table-cell office:value-type="string">
            <text:p>asia</text:p>
          </table:table-cell>
          <table:table-cell office:value-type="float" office:value="1.07">
            <text:p>1.07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total feedstock</text:p>
          </table:table-cell>
          <table:table-cell office:value-type="string">
            <text:p>asi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process only feedstock</text:p>
          </table:table-cell>
          <table:table-cell office:value-type="string">
            <text:p>asi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process only feedstock</text:p>
          </table:table-cell>
          <table:table-cell office:value-type="string">
            <text:p>asia</text:p>
          </table:table-cell>
          <table:table-cell office:value-type="float" office:value="2.17">
            <text:p>2.17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process only feedstock</text:p>
          </table:table-cell>
          <table:table-cell office:value-type="string">
            <text:p>asia</text:p>
          </table:table-cell>
          <table:table-cell office:value-type="float" office:value="0.76">
            <text:p>0.760</text:p>
          </table:table-cell>
          <table:table-cell office:value-type="float" office:value="6">
            <text:p>6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process only feedstock</text:p>
          </table:table-cell>
          <table:table-cell office:value-type="string">
            <text:p>asia</text:p>
          </table:table-cell>
          <table:table-cell office:value-type="float" office:value="1.04">
            <text:p>1.04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process only feedstock</text:p>
          </table:table-cell>
          <table:table-cell office:value-type="string">
            <text:p>asia</text:p>
          </table:table-cell>
          <table:table-cell office:value-type="float" office:value="1.07">
            <text:p>1.07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process only feedstock</text:p>
          </table:table-cell>
          <table:table-cell office:value-type="string">
            <text:p>asi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supplemental energy only feedstock</text:p>
          </table:table-cell>
          <table:table-cell office:value-type="string">
            <text:p>asi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supplemental energy only feedstock</text:p>
          </table:table-cell>
          <table:table-cell office:value-type="string">
            <text:p>asia</text:p>
          </table:table-cell>
          <table:table-cell office:value-type="float" office:value="0.12">
            <text:p>0.12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supplemental energy only feedstock</text:p>
          </table:table-cell>
          <table:table-cell office:value-type="string">
            <text:p>asia</text:p>
          </table:table-cell>
          <table:table-cell office:value-type="float" office:value="0.19">
            <text:p>0.190</text:p>
          </table:table-cell>
          <table:table-cell office:value-type="float" office:value="6">
            <text:p>6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supplemental energy only feedstock</text:p>
          </table:table-cell>
          <table:table-cell office:value-type="string">
            <text:p>asi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supplemental energy only feedstock</text:p>
          </table:table-cell>
          <table:table-cell office:value-type="string">
            <text:p>asi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supplemental energy only feedstock</text:p>
          </table:table-cell>
          <table:table-cell office:value-type="string">
            <text:p>asi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total feedstock</text:p>
          </table:table-cell>
          <table:table-cell office:value-type="string">
            <text:p>afric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total feedstock</text:p>
          </table:table-cell>
          <table:table-cell office:value-type="string">
            <text:p>africa</text:p>
          </table:table-cell>
          <table:table-cell office:value-type="float" office:value="2.29">
            <text:p>2.29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total feedstock</text:p>
          </table:table-cell>
          <table:table-cell office:value-type="string">
            <text:p>africa</text:p>
          </table:table-cell>
          <table:table-cell office:value-type="float" office:value="0.95">
            <text:p>0.950</text:p>
          </table:table-cell>
          <table:table-cell office:value-type="float" office:value="6">
            <text:p>6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total feedstock</text:p>
          </table:table-cell>
          <table:table-cell office:value-type="string">
            <text:p>africa</text:p>
          </table:table-cell>
          <table:table-cell office:value-type="float" office:value="1.04">
            <text:p>1.04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total feedstock</text:p>
          </table:table-cell>
          <table:table-cell office:value-type="string">
            <text:p>africa</text:p>
          </table:table-cell>
          <table:table-cell office:value-type="float" office:value="1.07">
            <text:p>1.07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total feedstock</text:p>
          </table:table-cell>
          <table:table-cell office:value-type="string">
            <text:p>afric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process only feedstock</text:p>
          </table:table-cell>
          <table:table-cell office:value-type="string">
            <text:p>afric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process only feedstock</text:p>
          </table:table-cell>
          <table:table-cell office:value-type="string">
            <text:p>africa</text:p>
          </table:table-cell>
          <table:table-cell office:value-type="float" office:value="2.17">
            <text:p>2.17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process only feedstock</text:p>
          </table:table-cell>
          <table:table-cell office:value-type="string">
            <text:p>africa</text:p>
          </table:table-cell>
          <table:table-cell office:value-type="float" office:value="0.76">
            <text:p>0.760</text:p>
          </table:table-cell>
          <table:table-cell office:value-type="float" office:value="6">
            <text:p>6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process only feedstock</text:p>
          </table:table-cell>
          <table:table-cell office:value-type="string">
            <text:p>africa</text:p>
          </table:table-cell>
          <table:table-cell office:value-type="float" office:value="1.04">
            <text:p>1.04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process only feedstock</text:p>
          </table:table-cell>
          <table:table-cell office:value-type="string">
            <text:p>africa</text:p>
          </table:table-cell>
          <table:table-cell office:value-type="float" office:value="1.07">
            <text:p>1.07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process only feedstock</text:p>
          </table:table-cell>
          <table:table-cell office:value-type="string">
            <text:p>afric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supplemental energy only feedstock</text:p>
          </table:table-cell>
          <table:table-cell office:value-type="string">
            <text:p>afric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supplemental energy only feedstock</text:p>
          </table:table-cell>
          <table:table-cell office:value-type="string">
            <text:p>africa</text:p>
          </table:table-cell>
          <table:table-cell office:value-type="float" office:value="0.12">
            <text:p>0.12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supplemental energy only feedstock</text:p>
          </table:table-cell>
          <table:table-cell office:value-type="string">
            <text:p>africa</text:p>
          </table:table-cell>
          <table:table-cell office:value-type="float" office:value="0.19">
            <text:p>0.190</text:p>
          </table:table-cell>
          <table:table-cell office:value-type="float" office:value="6">
            <text:p>6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supplemental energy only feedstock</text:p>
          </table:table-cell>
          <table:table-cell office:value-type="string">
            <text:p>afric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supplemental energy only feedstock</text:p>
          </table:table-cell>
          <table:table-cell office:value-type="string">
            <text:p>afric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supplemental energy only feedstock</text:p>
          </table:table-cell>
          <table:table-cell office:value-type="string">
            <text:p>afric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total feedstock</text:p>
          </table:table-cell>
          <table:table-cell office:value-type="string">
            <text:p>russi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total feedstock</text:p>
          </table:table-cell>
          <table:table-cell office:value-type="string">
            <text:p>russia</text:p>
          </table:table-cell>
          <table:table-cell office:value-type="float" office:value="2.29">
            <text:p>2.29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total feedstock</text:p>
          </table:table-cell>
          <table:table-cell office:value-type="string">
            <text:p>russia</text:p>
          </table:table-cell>
          <table:table-cell office:value-type="float" office:value="0.95">
            <text:p>0.950</text:p>
          </table:table-cell>
          <table:table-cell office:value-type="float" office:value="6">
            <text:p>6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total feedstock</text:p>
          </table:table-cell>
          <table:table-cell office:value-type="string">
            <text:p>russia</text:p>
          </table:table-cell>
          <table:table-cell office:value-type="float" office:value="1.04">
            <text:p>1.04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total feedstock</text:p>
          </table:table-cell>
          <table:table-cell office:value-type="string">
            <text:p>russia</text:p>
          </table:table-cell>
          <table:table-cell office:value-type="float" office:value="1.07">
            <text:p>1.07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total feedstock</text:p>
          </table:table-cell>
          <table:table-cell office:value-type="string">
            <text:p>russi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process only feedstock</text:p>
          </table:table-cell>
          <table:table-cell office:value-type="string">
            <text:p>russi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process only feedstock</text:p>
          </table:table-cell>
          <table:table-cell office:value-type="string">
            <text:p>russia</text:p>
          </table:table-cell>
          <table:table-cell office:value-type="float" office:value="2.17">
            <text:p>2.17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process only feedstock</text:p>
          </table:table-cell>
          <table:table-cell office:value-type="string">
            <text:p>russia</text:p>
          </table:table-cell>
          <table:table-cell office:value-type="float" office:value="0.76">
            <text:p>0.760</text:p>
          </table:table-cell>
          <table:table-cell office:value-type="float" office:value="6">
            <text:p>6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process only feedstock</text:p>
          </table:table-cell>
          <table:table-cell office:value-type="string">
            <text:p>russia</text:p>
          </table:table-cell>
          <table:table-cell office:value-type="float" office:value="1.04">
            <text:p>1.04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process only feedstock</text:p>
          </table:table-cell>
          <table:table-cell office:value-type="string">
            <text:p>russia</text:p>
          </table:table-cell>
          <table:table-cell office:value-type="float" office:value="1.07">
            <text:p>1.07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process only feedstock</text:p>
          </table:table-cell>
          <table:table-cell office:value-type="string">
            <text:p>russi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supplemental energy only feedstock</text:p>
          </table:table-cell>
          <table:table-cell office:value-type="string">
            <text:p>russi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supplemental energy only feedstock</text:p>
          </table:table-cell>
          <table:table-cell office:value-type="string">
            <text:p>russia</text:p>
          </table:table-cell>
          <table:table-cell office:value-type="float" office:value="0.12">
            <text:p>0.12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supplemental energy only feedstock</text:p>
          </table:table-cell>
          <table:table-cell office:value-type="string">
            <text:p>russia</text:p>
          </table:table-cell>
          <table:table-cell office:value-type="float" office:value="0.19">
            <text:p>0.190</text:p>
          </table:table-cell>
          <table:table-cell office:value-type="float" office:value="6">
            <text:p>6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supplemental energy only feedstock</text:p>
          </table:table-cell>
          <table:table-cell office:value-type="string">
            <text:p>russi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supplemental energy only feedstock</text:p>
          </table:table-cell>
          <table:table-cell office:value-type="string">
            <text:p>russi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supplemental energy only feedstock</text:p>
          </table:table-cell>
          <table:table-cell office:value-type="string">
            <text:p>russi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3">
            <text:p>1.3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total feedstock</text:p>
          </table:table-cell>
          <table:table-cell office:value-type="string">
            <text:p>north americ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total feedstock</text:p>
          </table:table-cell>
          <table:table-cell office:value-type="string">
            <text:p>north america</text:p>
          </table:table-cell>
          <table:table-cell office:value-type="float" office:value="2.29">
            <text:p>2.29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total feedstock</text:p>
          </table:table-cell>
          <table:table-cell office:value-type="string">
            <text:p>north america</text:p>
          </table:table-cell>
          <table:table-cell office:value-type="float" office:value="0.95">
            <text:p>0.950</text:p>
          </table:table-cell>
          <table:table-cell office:value-type="float" office:value="6">
            <text:p>6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total feedstock</text:p>
          </table:table-cell>
          <table:table-cell office:value-type="string">
            <text:p>north america</text:p>
          </table:table-cell>
          <table:table-cell office:value-type="float" office:value="1.04">
            <text:p>1.04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total feedstock</text:p>
          </table:table-cell>
          <table:table-cell office:value-type="string">
            <text:p>north america</text:p>
          </table:table-cell>
          <table:table-cell office:value-type="float" office:value="1.07">
            <text:p>1.07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total feedstock</text:p>
          </table:table-cell>
          <table:table-cell office:value-type="string">
            <text:p>north americ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process only feedstock</text:p>
          </table:table-cell>
          <table:table-cell office:value-type="string">
            <text:p>north americ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process only feedstock</text:p>
          </table:table-cell>
          <table:table-cell office:value-type="string">
            <text:p>north america</text:p>
          </table:table-cell>
          <table:table-cell office:value-type="float" office:value="2.17">
            <text:p>2.17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process only feedstock</text:p>
          </table:table-cell>
          <table:table-cell office:value-type="string">
            <text:p>north america</text:p>
          </table:table-cell>
          <table:table-cell office:value-type="float" office:value="0.76">
            <text:p>0.760</text:p>
          </table:table-cell>
          <table:table-cell office:value-type="float" office:value="6">
            <text:p>6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process only feedstock</text:p>
          </table:table-cell>
          <table:table-cell office:value-type="string">
            <text:p>north america</text:p>
          </table:table-cell>
          <table:table-cell office:value-type="float" office:value="1.04">
            <text:p>1.04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process only feedstock</text:p>
          </table:table-cell>
          <table:table-cell office:value-type="string">
            <text:p>north america</text:p>
          </table:table-cell>
          <table:table-cell office:value-type="float" office:value="1.07">
            <text:p>1.07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process only feedstock</text:p>
          </table:table-cell>
          <table:table-cell office:value-type="string">
            <text:p>north americ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supplemental energy only feedstock</text:p>
          </table:table-cell>
          <table:table-cell office:value-type="string">
            <text:p>north americ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supplemental energy only feedstock</text:p>
          </table:table-cell>
          <table:table-cell office:value-type="string">
            <text:p>north america</text:p>
          </table:table-cell>
          <table:table-cell office:value-type="float" office:value="0.12">
            <text:p>0.12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supplemental energy only feedstock</text:p>
          </table:table-cell>
          <table:table-cell office:value-type="string">
            <text:p>north america</text:p>
          </table:table-cell>
          <table:table-cell office:value-type="float" office:value="0.19">
            <text:p>0.190</text:p>
          </table:table-cell>
          <table:table-cell office:value-type="float" office:value="6">
            <text:p>6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supplemental energy only feedstock</text:p>
          </table:table-cell>
          <table:table-cell office:value-type="string">
            <text:p>north americ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supplemental energy only feedstock</text:p>
          </table:table-cell>
          <table:table-cell office:value-type="string">
            <text:p>north americ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supplemental energy only feedstock</text:p>
          </table:table-cell>
          <table:table-cell office:value-type="string">
            <text:p>north americ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total feedstock</text:p>
          </table:table-cell>
          <table:table-cell office:value-type="string">
            <text:p>south americ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total feedstock</text:p>
          </table:table-cell>
          <table:table-cell office:value-type="string">
            <text:p>south america</text:p>
          </table:table-cell>
          <table:table-cell office:value-type="float" office:value="2.29">
            <text:p>2.29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total feedstock</text:p>
          </table:table-cell>
          <table:table-cell office:value-type="string">
            <text:p>south america</text:p>
          </table:table-cell>
          <table:table-cell office:value-type="float" office:value="0.95">
            <text:p>0.950</text:p>
          </table:table-cell>
          <table:table-cell office:value-type="float" office:value="6">
            <text:p>6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total feedstock</text:p>
          </table:table-cell>
          <table:table-cell office:value-type="string">
            <text:p>south america</text:p>
          </table:table-cell>
          <table:table-cell office:value-type="float" office:value="1.04">
            <text:p>1.04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total feedstock</text:p>
          </table:table-cell>
          <table:table-cell office:value-type="string">
            <text:p>south america</text:p>
          </table:table-cell>
          <table:table-cell office:value-type="float" office:value="1.07">
            <text:p>1.07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total feedstock</text:p>
          </table:table-cell>
          <table:table-cell office:value-type="string">
            <text:p>south americ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process only feedstock</text:p>
          </table:table-cell>
          <table:table-cell office:value-type="string">
            <text:p>south americ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process only feedstock</text:p>
          </table:table-cell>
          <table:table-cell office:value-type="string">
            <text:p>south america</text:p>
          </table:table-cell>
          <table:table-cell office:value-type="float" office:value="2.17">
            <text:p>2.17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process only feedstock</text:p>
          </table:table-cell>
          <table:table-cell office:value-type="string">
            <text:p>south america</text:p>
          </table:table-cell>
          <table:table-cell office:value-type="float" office:value="0.76">
            <text:p>0.760</text:p>
          </table:table-cell>
          <table:table-cell office:value-type="float" office:value="6">
            <text:p>6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process only feedstock</text:p>
          </table:table-cell>
          <table:table-cell office:value-type="string">
            <text:p>south america</text:p>
          </table:table-cell>
          <table:table-cell office:value-type="float" office:value="1.04">
            <text:p>1.04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process only feedstock</text:p>
          </table:table-cell>
          <table:table-cell office:value-type="string">
            <text:p>south america</text:p>
          </table:table-cell>
          <table:table-cell office:value-type="float" office:value="1.07">
            <text:p>1.07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process only feedstock</text:p>
          </table:table-cell>
          <table:table-cell office:value-type="string">
            <text:p>south americ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supplemental energy only feedstock</text:p>
          </table:table-cell>
          <table:table-cell office:value-type="string">
            <text:p>south americ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supplemental energy only feedstock</text:p>
          </table:table-cell>
          <table:table-cell office:value-type="string">
            <text:p>south america</text:p>
          </table:table-cell>
          <table:table-cell office:value-type="float" office:value="0.12">
            <text:p>0.12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supplemental energy only feedstock</text:p>
          </table:table-cell>
          <table:table-cell office:value-type="string">
            <text:p>south america</text:p>
          </table:table-cell>
          <table:table-cell office:value-type="float" office:value="0.19">
            <text:p>0.190</text:p>
          </table:table-cell>
          <table:table-cell office:value-type="float" office:value="6">
            <text:p>6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supplemental energy only feedstock</text:p>
          </table:table-cell>
          <table:table-cell office:value-type="string">
            <text:p>south americ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supplemental energy only feedstock</text:p>
          </table:table-cell>
          <table:table-cell office:value-type="string">
            <text:p>south americ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supplemental energy only feedstock</text:p>
          </table:table-cell>
          <table:table-cell office:value-type="string">
            <text:p>south americ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total feedstock</text:p>
          </table:table-cell>
          <table:table-cell office:value-type="string">
            <text:p>australi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total feedstock</text:p>
          </table:table-cell>
          <table:table-cell office:value-type="string">
            <text:p>australia</text:p>
          </table:table-cell>
          <table:table-cell office:value-type="float" office:value="2.29">
            <text:p>2.29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total feedstock</text:p>
          </table:table-cell>
          <table:table-cell office:value-type="string">
            <text:p>australia</text:p>
          </table:table-cell>
          <table:table-cell office:value-type="float" office:value="0.95">
            <text:p>0.950</text:p>
          </table:table-cell>
          <table:table-cell office:value-type="float" office:value="6">
            <text:p>6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total feedstock</text:p>
          </table:table-cell>
          <table:table-cell office:value-type="string">
            <text:p>australia</text:p>
          </table:table-cell>
          <table:table-cell office:value-type="float" office:value="1.04">
            <text:p>1.04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total feedstock</text:p>
          </table:table-cell>
          <table:table-cell office:value-type="string">
            <text:p>australia</text:p>
          </table:table-cell>
          <table:table-cell office:value-type="float" office:value="1.07">
            <text:p>1.07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total feedstock</text:p>
          </table:table-cell>
          <table:table-cell office:value-type="string">
            <text:p>australi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process only feedstock</text:p>
          </table:table-cell>
          <table:table-cell office:value-type="string">
            <text:p>australi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process only feedstock</text:p>
          </table:table-cell>
          <table:table-cell office:value-type="string">
            <text:p>australia</text:p>
          </table:table-cell>
          <table:table-cell office:value-type="float" office:value="2.17">
            <text:p>2.17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process only feedstock</text:p>
          </table:table-cell>
          <table:table-cell office:value-type="string">
            <text:p>australia</text:p>
          </table:table-cell>
          <table:table-cell office:value-type="float" office:value="0.76">
            <text:p>0.760</text:p>
          </table:table-cell>
          <table:table-cell office:value-type="float" office:value="6">
            <text:p>6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process only feedstock</text:p>
          </table:table-cell>
          <table:table-cell office:value-type="string">
            <text:p>australia</text:p>
          </table:table-cell>
          <table:table-cell office:value-type="float" office:value="1.04">
            <text:p>1.04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process only feedstock</text:p>
          </table:table-cell>
          <table:table-cell office:value-type="string">
            <text:p>australia</text:p>
          </table:table-cell>
          <table:table-cell office:value-type="float" office:value="1.07">
            <text:p>1.07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process only feedstock</text:p>
          </table:table-cell>
          <table:table-cell office:value-type="string">
            <text:p>australia</text:p>
          </table:table-cell>
          <table:table-cell office:value-type="float" office:value="1.73">
            <text:p>1.73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supplemental energy only feedstock</text:p>
          </table:table-cell>
          <table:table-cell office:value-type="string">
            <text:p>australi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gas oil</text:p>
          </table:table-cell>
          <table:table-cell office:value-type="string">
            <text:p>supplemental energy only feedstock</text:p>
          </table:table-cell>
          <table:table-cell office:value-type="string">
            <text:p>australia</text:p>
          </table:table-cell>
          <table:table-cell office:value-type="float" office:value="0.12">
            <text:p>0.12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ethane</text:p>
          </table:table-cell>
          <table:table-cell office:value-type="string">
            <text:p>supplemental energy only feedstock</text:p>
          </table:table-cell>
          <table:table-cell office:value-type="string">
            <text:p>australia</text:p>
          </table:table-cell>
          <table:table-cell office:value-type="float" office:value="0.19">
            <text:p>0.190</text:p>
          </table:table-cell>
          <table:table-cell office:value-type="float" office:value="6">
            <text:p>6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propane</text:p>
          </table:table-cell>
          <table:table-cell office:value-type="string">
            <text:p>supplemental energy only feedstock</text:p>
          </table:table-cell>
          <table:table-cell office:value-type="string">
            <text:p>australi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butane</text:p>
          </table:table-cell>
          <table:table-cell office:value-type="string">
            <text:p>supplemental energy only feedstock</text:p>
          </table:table-cell>
          <table:table-cell office:value-type="string">
            <text:p>australi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supplemental energy only feedstock</text:p>
          </table:table-cell>
          <table:table-cell office:value-type="string">
            <text:p>australia</text:p>
          </table:table-cell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office:value-type="float" office:value="1.1">
            <text:p>1.1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 table:number-rows-repeated="653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rbon black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column table:style-name="co19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process</text:p>
          </table:table-cell>
          <table:table-cell office:value-type="string">
            <text:p>feedstock</text:p>
          </table:table-cell>
          <table:table-cell office:value-type="string">
            <text:p>methaneFlared</text:p>
          </table:table-cell>
          <table:table-cell office:value-type="string">
            <text:p>massCO2PerMass</text:p>
          </table:table-cell>
          <table:table-cell office:value-type="string">
            <text:p>MassCH4PerMass</text:p>
          </table:table-cell>
          <table:table-cell office:value-type="string">
            <text:p>units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furnace black process</text:p>
          </table:table-cell>
          <table:table-cell office:value-type="string">
            <text:p>primary</text:p>
          </table:table-cell>
          <table:table-cell office:value-type="string">
            <text:p>no</text:p>
          </table:table-cell>
          <table:table-cell office:value-type="float" office:value="1.96">
            <text:p>1.96</text:p>
          </table:table-cell>
          <table:table-cell office:value-type="float" office:value="28.7">
            <text:p>28.7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furnace black process</text:p>
          </table:table-cell>
          <table:table-cell office:value-type="string">
            <text:p>secondary</text:p>
          </table:table-cell>
          <table:table-cell office:value-type="string">
            <text:p>no</text:p>
          </table:table-cell>
          <table:table-cell office:value-type="float" office:value="0.66">
            <text:p>0.66</text:p>
          </table:table-cell>
          <table:table-cell office:value-type="float" office:value="28.7">
            <text:p>28.7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furnace black process</text:p>
          </table:table-cell>
          <table:table-cell office:value-type="string">
            <text:p>total</text:p>
          </table:table-cell>
          <table:table-cell office:value-type="string">
            <text:p>no</text:p>
          </table:table-cell>
          <table:table-cell office:value-type="float" office:value="2.62">
            <text:p>2.62</text:p>
          </table:table-cell>
          <table:table-cell office:value-type="float" office:value="28.7">
            <text:p>28.7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thermal black process</text:p>
          </table:table-cell>
          <table:table-cell office:value-type="string">
            <text:p>primary</text:p>
          </table:table-cell>
          <table:table-cell office:value-type="string">
            <text:p>no</text:p>
          </table:table-cell>
          <table:table-cell office:value-type="float" office:value="4.59">
            <text:p>4.59</text:p>
          </table:table-cell>
          <table:table-cell office:value-type="float" office:value="28.7">
            <text:p>28.7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thermal black process</text:p>
          </table:table-cell>
          <table:table-cell office:value-type="string">
            <text:p>secondary</text:p>
          </table:table-cell>
          <table:table-cell office:value-type="string">
            <text:p>no</text:p>
          </table:table-cell>
          <table:table-cell office:value-type="float" office:value="0.66">
            <text:p>0.66</text:p>
          </table:table-cell>
          <table:table-cell office:value-type="float" office:value="28.7">
            <text:p>28.7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thermal black process</text:p>
          </table:table-cell>
          <table:table-cell office:value-type="string">
            <text:p>total</text:p>
          </table:table-cell>
          <table:table-cell office:value-type="string">
            <text:p>no</text:p>
          </table:table-cell>
          <table:table-cell office:value-type="float" office:value="5.25">
            <text:p>5.25</text:p>
          </table:table-cell>
          <table:table-cell office:value-type="float" office:value="28.7">
            <text:p>28.7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acetylene black process</text:p>
          </table:table-cell>
          <table:table-cell office:value-type="string">
            <text:p>primary</text:p>
          </table:table-cell>
          <table:table-cell office:value-type="string">
            <text:p>no</text:p>
          </table:table-cell>
          <table:table-cell office:value-type="float" office:value="0.12">
            <text:p>0.12</text:p>
          </table:table-cell>
          <table:table-cell office:value-type="float" office:value="28.7">
            <text:p>28.7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acetylene black process</text:p>
          </table:table-cell>
          <table:table-cell office:value-type="string">
            <text:p>secondary</text:p>
          </table:table-cell>
          <table:table-cell office:value-type="string">
            <text:p>no</text:p>
          </table:table-cell>
          <table:table-cell office:value-type="float" office:value="0.66">
            <text:p>0.66</text:p>
          </table:table-cell>
          <table:table-cell office:value-type="float" office:value="28.7">
            <text:p>28.7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acetylene black process</text:p>
          </table:table-cell>
          <table:table-cell office:value-type="string">
            <text:p>total</text:p>
          </table:table-cell>
          <table:table-cell office:value-type="string">
            <text:p>no</text:p>
          </table:table-cell>
          <table:table-cell office:value-type="float" office:value="0.78">
            <text:p>0.78</text:p>
          </table:table-cell>
          <table:table-cell office:value-type="float" office:value="28.7">
            <text:p>28.7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furnace black process</text:p>
          </table:table-cell>
          <table:table-cell office:value-type="string">
            <text:p>primary</text:p>
          </table:table-cell>
          <table:table-cell office:value-type="string">
            <text:p>yes</text:p>
          </table:table-cell>
          <table:table-cell office:value-type="float" office:value="1.96">
            <text:p>1.96</text:p>
          </table:table-cell>
          <table:table-cell office:value-type="float" office:value="0.06">
            <text:p>0.06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furnace black process</text:p>
          </table:table-cell>
          <table:table-cell office:value-type="string">
            <text:p>secondary</text:p>
          </table:table-cell>
          <table:table-cell office:value-type="string">
            <text:p>yes</text:p>
          </table:table-cell>
          <table:table-cell office:value-type="float" office:value="0.66">
            <text:p>0.66</text:p>
          </table:table-cell>
          <table:table-cell office:value-type="float" office:value="0.06">
            <text:p>0.06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furnace black process</text:p>
          </table:table-cell>
          <table:table-cell office:value-type="string">
            <text:p>total</text:p>
          </table:table-cell>
          <table:table-cell office:value-type="string">
            <text:p>yes</text:p>
          </table:table-cell>
          <table:table-cell office:value-type="float" office:value="2.62">
            <text:p>2.62</text:p>
          </table:table-cell>
          <table:table-cell office:value-type="float" office:value="0.06">
            <text:p>0.06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thermal black process</text:p>
          </table:table-cell>
          <table:table-cell office:value-type="string">
            <text:p>primary</text:p>
          </table:table-cell>
          <table:table-cell office:value-type="string">
            <text:p>yes</text:p>
          </table:table-cell>
          <table:table-cell office:value-type="float" office:value="4.59">
            <text:p>4.59</text:p>
          </table:table-cell>
          <table:table-cell office:value-type="float" office:value="0.06">
            <text:p>0.06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thermal black process</text:p>
          </table:table-cell>
          <table:table-cell office:value-type="string">
            <text:p>secondary</text:p>
          </table:table-cell>
          <table:table-cell office:value-type="string">
            <text:p>yes</text:p>
          </table:table-cell>
          <table:table-cell office:value-type="float" office:value="0.66">
            <text:p>0.66</text:p>
          </table:table-cell>
          <table:table-cell office:value-type="float" office:value="0.06">
            <text:p>0.06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thermal black process</text:p>
          </table:table-cell>
          <table:table-cell office:value-type="string">
            <text:p>total</text:p>
          </table:table-cell>
          <table:table-cell office:value-type="string">
            <text:p>yes</text:p>
          </table:table-cell>
          <table:table-cell office:value-type="float" office:value="5.25">
            <text:p>5.25</text:p>
          </table:table-cell>
          <table:table-cell office:value-type="float" office:value="0.06">
            <text:p>0.06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acetylene black process</text:p>
          </table:table-cell>
          <table:table-cell office:value-type="string">
            <text:p>primary</text:p>
          </table:table-cell>
          <table:table-cell office:value-type="string">
            <text:p>yes</text:p>
          </table:table-cell>
          <table:table-cell office:value-type="float" office:value="0.12">
            <text:p>0.12</text:p>
          </table:table-cell>
          <table:table-cell office:value-type="float" office:value="0.06">
            <text:p>0.06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acetylene black process</text:p>
          </table:table-cell>
          <table:table-cell office:value-type="string">
            <text:p>secondary</text:p>
          </table:table-cell>
          <table:table-cell office:value-type="string">
            <text:p>yes</text:p>
          </table:table-cell>
          <table:table-cell office:value-type="float" office:value="0.66">
            <text:p>0.66</text:p>
          </table:table-cell>
          <table:table-cell office:value-type="float" office:value="0.06">
            <text:p>0.06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acetylene black process</text:p>
          </table:table-cell>
          <table:table-cell office:value-type="string">
            <text:p>total</text:p>
          </table:table-cell>
          <table:table-cell office:value-type="string">
            <text:p>yes</text:p>
          </table:table-cell>
          <table:table-cell office:value-type="float" office:value="0.78">
            <text:p>0.78</text:p>
          </table:table-cell>
          <table:table-cell office:value-type="float" office:value="0.06">
            <text:p>0.06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</table:table>
      <table:table table:name="methanol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ce4"/>
        <table:table-column table:style-name="co13" table:default-cell-style-name="ce4"/>
        <table:table-column table:style-name="co23" table:default-cell-style-name="ce4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feedstock</text:p>
          </table:table-cell>
          <table:table-cell office:value-type="string">
            <text:p>process</text:p>
          </table:table-cell>
          <table:table-cell office:value-type="string">
            <text:p>processSubtype</text:p>
          </table:table-cell>
          <table:table-cell office:value-type="string">
            <text:p>massCO2PerMass</text:p>
          </table:table-cell>
          <table:table-cell office:value-type="string">
            <text:p>massCH4PerMass</text:p>
          </table:table-cell>
          <table:table-cell office:value-type="string">
            <text:p>energyPerMass</text:p>
          </table:table-cell>
          <table:table-cell office:value-type="string">
            <text:p>units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natural gas</text:p>
          </table:table-cell>
          <table:table-cell office:value-type="string">
            <text:p>conventional steam reforming</text:p>
          </table:table-cell>
          <table:table-cell office:value-type="string">
            <text:p>without primary reformer</text:p>
          </table:table-cell>
          <table:table-cell office:value-type="float" office:value="0.67">
            <text:p>0.6700</text:p>
          </table:table-cell>
          <table:table-cell office:value-type="float" office:value="2.3">
            <text:p>2.3000</text:p>
          </table:table-cell>
          <table:table-cell office:value-type="float" office:value="35.5">
            <text:p>35.5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table:number-columns-repeated="2" office:value-type="string">
            <text:p>default</text:p>
          </table:table-cell>
          <table:table-cell/>
          <table:table-cell office:value-type="float" office:value="0.67">
            <text:p>0.6700</text:p>
          </table:table-cell>
          <table:table-cell office:value-type="float" office:value="2.3">
            <text:p>2.3000</text:p>
          </table:table-cell>
          <table:table-cell office:value-type="float" office:value="35.5">
            <text:p>35.5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tural gas</text:p>
          </table:table-cell>
          <table:table-cell office:value-type="string">
            <text:p>conventional steam reforming</text:p>
          </table:table-cell>
          <table:table-cell office:value-type="string">
            <text:p>with primary reformer</text:p>
          </table:table-cell>
          <table:table-cell office:value-type="float" office:value="0.497">
            <text:p>0.4970</text:p>
          </table:table-cell>
          <table:table-cell office:value-type="float" office:value="2.3">
            <text:p>2.3000</text:p>
          </table:table-cell>
          <table:table-cell office:value-type="float" office:value="33.4">
            <text:p>33.4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tural gas</text:p>
          </table:table-cell>
          <table:table-cell office:value-type="string">
            <text:p>conventional steam reforming</text:p>
          </table:table-cell>
          <table:table-cell office:value-type="string">
            <text:p>Lurgi conventional</text:p>
          </table:table-cell>
          <table:table-cell office:value-type="float" office:value="0.385">
            <text:p>0.3850</text:p>
          </table:table-cell>
          <table:table-cell office:value-type="float" office:value="2.3">
            <text:p>2.3000</text:p>
          </table:table-cell>
          <table:table-cell office:value-type="float" office:value="31.4">
            <text:p>31.4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tural gas and CO2</text:p>
          </table:table-cell>
          <table:table-cell office:value-type="string">
            <text:p>conventional steam reforming</text:p>
          </table:table-cell>
          <table:table-cell table:style-name="ce3" office:value-type="string">
            <text:p><text:span text:style-name="T1">Lurgi conventional</text:span></text:p>
          </table:table-cell>
          <table:table-cell office:value-type="float" office:value="0.267">
            <text:p>0.2670</text:p>
          </table:table-cell>
          <table:table-cell office:value-type="float" office:value="2.3">
            <text:p>2.3000</text:p>
          </table:table-cell>
          <table:table-cell table:number-columns-repeated="2"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tural gas</text:p>
          </table:table-cell>
          <table:table-cell office:value-type="string">
            <text:p>conventional steam reforming</text:p>
          </table:table-cell>
          <table:table-cell office:value-type="string">
            <text:p>Lurgi low pressure</text:p>
          </table:table-cell>
          <table:table-cell office:value-type="float" office:value="0.267">
            <text:p>0.2670</text:p>
          </table:table-cell>
          <table:table-cell office:value-type="float" office:value="2.3">
            <text:p>2.3000</text:p>
          </table:table-cell>
          <table:table-cell office:value-type="float" office:value="29.3">
            <text:p>29.3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tural gas</text:p>
          </table:table-cell>
          <table:table-cell office:value-type="string">
            <text:p>conventional steam reforming</text:p>
          </table:table-cell>
          <table:table-cell office:value-type="string">
            <text:p>Lurgi combined</text:p>
          </table:table-cell>
          <table:table-cell office:value-type="float" office:value="0.396">
            <text:p>0.3960</text:p>
          </table:table-cell>
          <table:table-cell office:value-type="float" office:value="2.3">
            <text:p>2.3000</text:p>
          </table:table-cell>
          <table:table-cell office:value-type="float" office:value="31.6">
            <text:p>31.6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tural gas</text:p>
          </table:table-cell>
          <table:table-cell office:value-type="string">
            <text:p>conventional steam reforming</text:p>
          </table:table-cell>
          <table:table-cell office:value-type="string">
            <text:p>Lurgi mega methanol</text:p>
          </table:table-cell>
          <table:table-cell office:value-type="float" office:value="0.31">
            <text:p>0.3100</text:p>
          </table:table-cell>
          <table:table-cell office:value-type="float" office:value="2.3">
            <text:p>2.3000</text:p>
          </table:table-cell>
          <table:table-cell office:value-type="float" office:value="30.1">
            <text:p>30.1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partial oxidation</text:p>
          </table:table-cell>
          <table:table-cell/>
          <table:table-cell office:value-type="float" office:value="1.376">
            <text:p>1.3760</text:p>
          </table:table-cell>
          <table:table-cell office:value-type="float" office:value="2.3">
            <text:p>2.3000</text:p>
          </table:table-cell>
          <table:table-cell office:value-type="float" office:value="37.15">
            <text:p>37.15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coal</text:p>
          </table:table-cell>
          <table:table-cell office:value-type="string">
            <text:p>partial oxidation</text:p>
          </table:table-cell>
          <table:table-cell/>
          <table:table-cell office:value-type="float" office:value="5.285">
            <text:p>5.2850</text:p>
          </table:table-cell>
          <table:table-cell office:value-type="float" office:value="2.3">
            <text:p>2.3000</text:p>
          </table:table-cell>
          <table:table-cell office:value-type="float" office:value="71.6">
            <text:p>71.6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lignite</text:p>
          </table:table-cell>
          <table:table-cell office:value-type="string">
            <text:p>partial oxidation</text:p>
          </table:table-cell>
          <table:table-cell/>
          <table:table-cell office:value-type="float" office:value="5.02">
            <text:p>5.0200</text:p>
          </table:table-cell>
          <table:table-cell office:value-type="float" office:value="2.3">
            <text:p>2.3000</text:p>
          </table:table-cell>
          <table:table-cell office:value-type="float" office:value="57.6">
            <text:p>57.6000</text:p>
          </table:table-cell>
          <table:table-cell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>
          <table:table-cell office:value-type="string">
            <text:p>natural gas</text:p>
          </table:table-cell>
          <table:table-cell office:value-type="string">
            <text:p>conventional steam reforming</text:p>
          </table:table-cell>
          <table:table-cell office:value-type="string">
            <text:p>with integrated ammonia production</text:p>
          </table:table-cell>
          <table:table-cell office:value-type="float" office:value="0.497">
            <text:p>0.4970</text:p>
          </table:table-cell>
          <table:table-cell office:value-type="float" office:value="2.3">
            <text:p>2.3000</text:p>
          </table:table-cell>
          <table:table-cell table:number-columns-repeated="2"/>
          <table:table-cell office:value-type="string">
            <text:p>http://www.ipcc-nggip.iges.or.jp/public/2006gl/pdf/3_Volume3/V3_3_Ch3_Chemical_Industry.pdf</text:p>
          </table:table-cell>
        </table:table-row>
        <table:table-row table:style-name="ro1" table:number-rows-repeated="65522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5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9">19/04/2010</text:date>, <text:time>16:1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document-statistic meta:table-count="7" meta:cell-count="1572" meta:object-count="0"/>
    <meta:user-defined meta:name="Info 1"/>
    <meta:user-defined meta:name="Info 2"/>
    <meta:user-defined meta:name="Info 3"/>
    <meta:user-defined meta:name="Info 4"/>
  </office:meta>
</office:document-meta>
</file>